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ASM.test_as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yClassLoader.defineClassF( String name , byte [ ] b , int off , int le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.test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TestASM.getAsmTypeAsString( Class &lt; ? &gt; parameterType , boolean wrap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TestASM.getPrimitiveLetter( Class &lt; ? &gt; 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MyClassLoader.MyClassLoader( ClassLoader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.getWrapperType( Class &lt; ? &gt; typ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ntity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ASM.getCastType( Class &lt; ? &gt; return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ntity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o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